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eed06" officeooo:paragraph-rsid="000eed06"/>
    </style:style>
    <style:style style:name="P2" style:family="paragraph" style:parent-style-name="Standard">
      <style:paragraph-properties fo:text-align="start" style:justify-single-word="false"/>
      <style:text-properties officeooo:rsid="000eed06" officeooo:paragraph-rsid="001c1aaa"/>
    </style:style>
    <style:style style:name="P3" style:family="paragraph" style:parent-style-name="Standard">
      <style:paragraph-properties fo:text-align="start" style:justify-single-word="false"/>
      <style:text-properties officeooo:rsid="000eed06" officeooo:paragraph-rsid="001b159c"/>
    </style:style>
    <style:style style:name="P4" style:family="paragraph" style:parent-style-name="Standard">
      <style:paragraph-properties fo:text-align="start" style:justify-single-word="false"/>
      <style:text-properties officeooo:rsid="000eed06" officeooo:paragraph-rsid="000eed06"/>
    </style:style>
    <style:style style:name="P5" style:family="paragraph" style:parent-style-name="Standard">
      <style:paragraph-properties fo:text-align="center" style:justify-single-word="false"/>
      <style:text-properties officeooo:rsid="000eed06" officeooo:paragraph-rsid="000eed06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37fef" officeooo:paragraph-rsid="00137f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7fef" officeooo:paragraph-rsid="00137fef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normal" officeooo:rsid="001216af" officeooo:paragraph-rsid="00137fef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weight="normal" officeooo:rsid="001216af" officeooo:paragraph-rsid="001216af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normal" officeooo:rsid="001216af" officeooo:paragraph-rsid="001b159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216af" officeooo:paragraph-rsid="001216af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216af" officeooo:paragraph-rsid="00137fe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52a6c" officeooo:paragraph-rsid="00152a6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52a6c" officeooo:paragraph-rsid="001b159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3e89e" officeooo:paragraph-rsid="0013e89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3e89e" officeooo:paragraph-rsid="00137fe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3e89e" officeooo:paragraph-rsid="001b15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93d46" officeooo:paragraph-rsid="00193d4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b159c" officeooo:paragraph-rsid="001b15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0a5cc" officeooo:paragraph-rsid="0010a5c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0a5cc" officeooo:paragraph-rsid="001216af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1216af" officeooo:paragraph-rsid="001216af"/>
    </style:style>
    <style:style style:name="P23" style:family="paragraph" style:parent-style-name="Standard">
      <style:paragraph-properties fo:text-align="start" style:justify-single-word="false"/>
      <style:text-properties officeooo:rsid="001216af" officeooo:paragraph-rsid="001216af"/>
    </style:style>
    <style:style style:name="P24" style:family="paragraph" style:parent-style-name="Standard">
      <style:paragraph-properties fo:text-align="start" style:justify-single-word="false"/>
      <style:text-properties officeooo:rsid="002218b1" officeooo:paragraph-rsid="002218b1"/>
    </style:style>
    <style:style style:name="P25" style:family="paragraph" style:parent-style-name="Standard" style:list-style-name="L6">
      <style:paragraph-properties fo:text-align="start" style:justify-single-word="false"/>
      <style:text-properties officeooo:rsid="002218b1" officeooo:paragraph-rsid="0023cc7b"/>
    </style:style>
    <style:style style:name="P26" style:family="paragraph" style:parent-style-name="Standard" style:list-style-name="L6">
      <style:paragraph-properties fo:text-align="start" style:justify-single-word="false"/>
      <style:text-properties officeooo:paragraph-rsid="0023cc7b"/>
    </style:style>
    <style:style style:name="P27" style:family="paragraph" style:parent-style-name="Standard">
      <style:paragraph-properties fo:text-align="start" style:justify-single-word="false"/>
      <style:text-properties officeooo:rsid="00283208" officeooo:paragraph-rsid="00283208"/>
    </style:style>
    <style:style style:name="P28" style:family="paragraph" style:parent-style-name="Standard">
      <style:paragraph-properties fo:text-align="start" style:justify-single-word="false"/>
      <style:text-properties officeooo:rsid="002578fe" officeooo:paragraph-rsid="002578fe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1c1aaa" officeooo:paragraph-rsid="001c1aaa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37fef" officeooo:paragraph-rsid="001b159c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137fef" officeooo:paragraph-rsid="00137fef" style:font-weight-asian="bold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fo:font-weight="bold" officeooo:rsid="00137fef" officeooo:paragraph-rsid="00137fef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216af" officeooo:paragraph-rsid="001216af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17073f" officeooo:paragraph-rsid="0017073f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17073f" officeooo:paragraph-rsid="001b159c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13e89e" officeooo:paragraph-rsid="0013e89e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b159c" officeooo:paragraph-rsid="001b159c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10a5cc" officeooo:paragraph-rsid="0010a5cc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0eed06" officeooo:paragraph-rsid="000eed06" style:font-weight-asian="bold" style:font-weight-complex="bold"/>
    </style:style>
    <style:style style:name="P40" style:family="paragraph" style:parent-style-name="Standard">
      <style:paragraph-properties fo:text-align="center" style:justify-single-word="false" fo:break-before="page"/>
      <style:text-properties fo:font-size="14pt" fo:font-weight="bold" officeooo:rsid="001c1aaa" officeooo:paragraph-rsid="001c1aaa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 fo:break-before="page"/>
      <style:text-properties fo:font-size="14pt" fo:font-weight="bold" officeooo:rsid="001216af" officeooo:paragraph-rsid="001216af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fo:font-size="14pt" fo:font-weight="bold" officeooo:rsid="001216af" officeooo:paragraph-rsid="00137fe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fo:font-size="14pt" fo:font-weight="bold" officeooo:rsid="00137fef" officeooo:paragraph-rsid="00137fef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4pt" fo:font-weight="bold" officeooo:rsid="000eed06" officeooo:paragraph-rsid="000eed06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rsid="001b159c" officeooo:paragraph-rsid="001b159c"/>
    </style:style>
    <style:style style:name="P46" style:family="paragraph" style:parent-style-name="Standard">
      <style:paragraph-properties fo:text-align="center" style:justify-single-word="false"/>
      <style:text-properties fo:font-size="12pt" fo:font-weight="bold" officeooo:rsid="00137fef" officeooo:paragraph-rsid="00137fef" style:font-size-asian="10.5pt" style:font-weight-asian="bold" style:font-size-complex="12pt" style:font-weight-complex="bold"/>
    </style:style>
    <style:style style:name="T1" style:family="text">
      <style:text-properties officeooo:rsid="0010a5c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e89e" style:font-weight-asian="normal" style:font-weight-complex="normal"/>
    </style:style>
    <style:style style:name="T4" style:family="text">
      <style:text-properties fo:font-weight="normal" officeooo:rsid="0017271f" style:font-weight-asian="normal" style:font-weight-complex="normal"/>
    </style:style>
    <style:style style:name="T5" style:family="text">
      <style:text-properties fo:font-weight="normal" officeooo:rsid="0018f047" style:font-weight-asian="normal" style:font-weight-complex="normal"/>
    </style:style>
    <style:style style:name="T6" style:family="text">
      <style:text-properties officeooo:rsid="001216af"/>
    </style:style>
    <style:style style:name="T7" style:family="text">
      <style:text-properties officeooo:rsid="00137fef"/>
    </style:style>
    <style:style style:name="T8" style:family="text">
      <style:text-properties officeooo:rsid="0013e89e"/>
    </style:style>
    <style:style style:name="T9" style:family="text">
      <style:text-properties officeooo:rsid="002218b1"/>
    </style:style>
    <style:style style:name="T10" style:family="text">
      <style:text-properties officeooo:rsid="0023cc7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6">Binance o</text:span>rder <text:span text:style-name="T1">mapping</text:span></text:p>
      <text:p text:style-name="P5"/>
      <text:p text:style-name="P38">Purpose of document</text:p>
      <text:p text:style-name="P21">This document<text:span text:style-name="T6">ation shows</text:span> how the application <text:span text:style-name="T6">maps</text:span> different <text:span text:style-name="T6">Binance orders</text:span>.</text:p>
      <text:p text:style-name="P39"/>
      <text:p text:style-name="P38">Target audience</text:p>
      <text:p text:style-name="P20">Developers</text:p>
      <text:p text:style-name="P39"/>
      <text:p text:style-name="P38"/>
      <text:p text:style-name="P32">Enums</text:p>
      <text:p text:style-name="P38"/>
      <text:p text:style-name="P38"><text:span text:style-name="T7">T</text:span>ypes</text:p>
      <text:list xml:id="list818736366" text:style-name="L1">
        <text:list-item>
          <text:p text:style-name="P1">Market</text:p>
        </text:list-item>
        <text:list-item>
          <text:p text:style-name="P1">Stop loss market</text:p>
        </text:list-item>
        <text:list-item>
          <text:p text:style-name="P1">Take profit market</text:p>
        </text:list-item>
        <text:list-item>
          <text:p text:style-name="P1">Trailing stop market</text:p>
        </text:list-item>
        <text:list-item>
          <text:p text:style-name="P1">Limit</text:p>
        </text:list-item>
        <text:list-item>
          <text:p text:style-name="P1">Stop loss limit</text:p>
        </text:list-item>
        <text:list-item>
          <text:p text:style-name="P1">Take profit limit</text:p>
        </text:list-item>
      </text:list>
      <text:p text:style-name="P4"/>
      <text:p text:style-name="P31">Side</text:p>
      <text:list xml:id="list1429113389" text:style-name="L2">
        <text:list-item>
          <text:p text:style-name="P6">BUY</text:p>
        </text:list-item>
        <text:list-item>
          <text:p text:style-name="P6">SELL</text:p>
        </text:list-item>
      </text:list>
      <text:p text:style-name="P4"/>
      <text:p text:style-name="P23"/>
      <text:p text:style-name="P43">Mandatory order fields</text:p>
      <text:p text:style-name="P46"/>
      <text:p text:style-name="P45">The following fields are mandatory for ALL order types!</text:p>
      <text:p text:style-name="P45"/>
      <text:p text:style-name="P33">Mandatory parameters:</text:p>
      <text:list xml:id="list3784284768" text:style-name="L3">
        <text:list-item>
          <text:p text:style-name="P22">symbol</text:p>
        </text:list-item>
        <text:list-item>
          <text:p text:style-name="P22">side</text:p>
        </text:list-item>
        <text:list-item>
          <text:p text:style-name="P22">type</text:p>
        </text:list-item>
      </text:list>
      <text:p text:style-name="P23"/>
      <text:p text:style-name="P37">Mapping</text:p>
      <text:p text:style-name="P19"/>
      <text:p text:style-name="P17">orderId<text:tab/><text:tab/>int <text:tab/>→ id<text:tab/><text:tab/><text:tab/>int</text:p>
      <text:p text:style-name="P35"><text:span text:style-name="T2">updateTime<text:tab/></text:span><text:span text:style-name="T4">big</text:span><text:span text:style-name="T2">int<text:tab/>→ </text:span><text:span text:style-name="T5">create_time<text:tab/></text:span><text:span text:style-name="T2">datetime</text:span></text:p>
      <text:p text:style-name="P17">symbol<text:tab/><text:tab/>str <text:tab/>→ symbol <text:tab/><text:tab/>str</text:p>
      <text:p text:style-name="P17">type<text:tab/><text:tab/>str <text:tab/>→ type <text:tab/><text:tab/>enum – OrderType</text:p>
      <text:p text:style-name="P14">side<text:tab/><text:tab/>str <text:tab/>→ side <text:tab/><text:tab/>enum – Side</text:p>
      <text:p text:style-name="P14">status<text:tab/><text:tab/>str<text:tab/>→ status<text:tab/><text:tab/>enum – OrderStatus</text:p>
      <text:p text:style-name="P42">Market order</text:p>
      <text:p text:style-name="P12"/>
      <text:p text:style-name="P31">Additional required parameter(s):</text:p>
      <text:list xml:id="list348342223" text:style-name="L4">
        <text:list-item>
          <text:p text:style-name="P8">quantity</text:p>
        </text:list-item>
      </text:list>
      <text:p text:style-name="P11"/>
      <text:p text:style-name="P18"><text:tab/></text:p>
      <text:p text:style-name="P11"/>
      <text:p text:style-name="P33"><text:span text:style-name="T7">Example parameters</text:span>:</text:p>
      <text:p text:style-name="P11">symbol='BTCUSDT', type='MARKET', side='<text:span text:style-name="T8">BUY</text:span>', quantity=0.001</text:p>
      <text:p text:style-name="P11"/>
      <text:p text:style-name="P7">Example result:</text:p>
      <text:p text:style-name="P7">{</text:p>
      <text:p text:style-name="P7"><text:tab/>'orderId': 95583361936, </text:p>
      <text:p text:style-name="P7"><text:tab/>'symbol': 'BTCUSDT',</text:p>
      <text:p text:style-name="P7"><text:tab/>'status': 'NEW',</text:p>
      <text:p text:style-name="P7"><text:tab/>'clientOrderId': 'RkDRSBhMsKY4eQw913exiH',</text:p>
      <text:p text:style-name="P7"><text:tab/>'price': '0',</text:p>
      <text:p text:style-name="P7"><text:tab/>'avgPrice': '0.00000',</text:p>
      <text:p text:style-name="P7"><text:tab/>'origQty': '0.001',</text:p>
      <text:p text:style-name="P7"><text:tab/>'executedQty': '0',</text:p>
      <text:p text:style-name="P7"><text:tab/>'cumQty': '0',</text:p>
      <text:p text:style-name="P7"><text:tab/>'cumQuote': '0',</text:p>
      <text:p text:style-name="P7"><text:tab/>'timeInForce': 'GTC',</text:p>
      <text:p text:style-name="P7"><text:tab/>'type': 'MARKET',</text:p>
      <text:p text:style-name="P7"><text:tab/>'reduceOnly': False,</text:p>
      <text:p text:style-name="P7"><text:tab/>'closePosition': False,</text:p>
      <text:p text:style-name="P31"><text:span text:style-name="T2"><text:tab/>'side': '</text:span><text:span text:style-name="T3">BUY</text:span><text:span text:style-name="T2">',</text:span></text:p>
      <text:p text:style-name="P7"><text:tab/>'positionSide': 'BOTH',<text:tab/></text:p>
      <text:p text:style-name="P7"><text:tab/>'stopPrice': '0',</text:p>
      <text:p text:style-name="P7"><text:tab/>'workingType': 'CONTRACT_PRICE',</text:p>
      <text:p text:style-name="P7"><text:tab/>'priceProtect': False,</text:p>
      <text:p text:style-name="P7"><text:tab/>'origType': 'MARKET',</text:p>
      <text:p text:style-name="P7"><text:tab/>'updateTime': 1669562064134</text:p>
      <text:p text:style-name="P7">}</text:p>
      <text:p text:style-name="P16"/>
      <text:p text:style-name="P36">Mapping to MarketOrder</text:p>
      <text:p text:style-name="P15"/>
      <text:p text:style-name="P15">orderId<text:tab/><text:tab/>int <text:tab/>→ id<text:tab/><text:tab/><text:tab/>int</text:p>
      <text:p text:style-name="P13">status<text:tab/><text:tab/>str<text:tab/>→ status<text:tab/><text:tab/>enum – OrderStatus</text:p>
      <text:p text:style-name="P34"><text:span text:style-name="T2">updateTime<text:tab/></text:span><text:span text:style-name="T4">big</text:span><text:span text:style-name="T2">int<text:tab/>→ </text:span><text:span text:style-name="T5">create_time<text:tab/></text:span><text:span text:style-name="T2">datetime</text:span></text:p>
      <text:p text:style-name="P15">symbol<text:tab/><text:tab/>str <text:tab/>→ symbol <text:tab/><text:tab/>str</text:p>
      <text:p text:style-name="P15">type<text:tab/><text:tab/>str <text:tab/>→ type <text:tab/><text:tab/>enum – OrderType</text:p>
      <text:p text:style-name="P13">side<text:tab/><text:tab/>str <text:tab/>→ side <text:tab/><text:tab/>enum – Side</text:p>
      <text:p text:style-name="P13">origQty<text:tab/>str <text:tab/>→ quantity<text:tab/><text:tab/>float</text:p>
      <text:p text:style-name="P11"/>
      <text:p text:style-name="P11"/>
      <text:p text:style-name="P41">Limit order</text:p>
      <text:p text:style-name="P33"/>
      <text:p text:style-name="P30">Additional required parameter(s):</text:p>
      <text:list xml:id="list2284388303" text:style-name="L5">
        <text:list-item>
          <text:p text:style-name="P9">quantity</text:p>
        </text:list-item>
        <text:list-item>
          <text:p text:style-name="P9">price</text:p>
        </text:list-item>
        <text:list-item>
          <text:p text:style-name="P10">timeInForce</text:p>
        </text:list-item>
      </text:list>
      <text:p text:style-name="P11"/>
      <text:p text:style-name="P3">{</text:p>
      <text:p text:style-name="P3"><text:tab/>'orderId': 95592052618, </text:p>
      <text:p text:style-name="P3"><text:tab/>'symbol': 'BTCUSDT', </text:p>
      <text:p text:style-name="P3"><text:tab/>'status': 'NEW', </text:p>
      <text:p text:style-name="P3"><text:tab/>'clientOrderId': '1u3aDjkKSxmvB5mj6yyriq', </text:p>
      <text:p text:style-name="P3"><text:tab/>'price': '15000', </text:p>
      <text:p text:style-name="P3"><text:tab/>'avgPrice': '0.00000', </text:p>
      <text:p text:style-name="P3"><text:tab/>'origQty': '0.001', </text:p>
      <text:p text:style-name="P3"><text:tab/>'executedQty': '0', </text:p>
      <text:p text:style-name="P3"><text:tab/>'cumQty': '0', </text:p>
      <text:p text:style-name="P3"><text:tab/>'cumQuote': '0', </text:p>
      <text:p text:style-name="P3"><text:tab/>'timeInForce': 'GTC', <text:tab/></text:p>
      <text:p text:style-name="P3"><text:tab/>'type': 'LIMIT', </text:p>
      <text:p text:style-name="P3"><text:tab/>'reduceOnly': True, </text:p>
      <text:p text:style-name="P3"><text:tab/>'closePosition': False, </text:p>
      <text:p text:style-name="P3"><text:tab/>'side': 'BUY', </text:p>
      <text:p text:style-name="P3"><text:tab/>'positionSide': 'BOTH', </text:p>
      <text:p text:style-name="P3"><text:tab/>'stopPrice': '0', </text:p>
      <text:p text:style-name="P3"><text:tab/>'workingType': 'CONTRACT_PRICE', </text:p>
      <text:p text:style-name="P3"><text:tab/>'priceProtect': False, </text:p>
      <text:p text:style-name="P3"><text:tab/>'origType': 'LIMIT', </text:p>
      <text:p text:style-name="P3"><text:tab/>'updateTime': 1669565750824</text:p>
      <text:p text:style-name="P3">}<text:line-break/></text:p>
      <text:p text:style-name="P40">Stop loss market</text:p>
      <text:p text:style-name="P29"/>
      <text:p text:style-name="P24">Either closePosition=True or quantity is required!</text:p>
      <text:p text:style-name="P28">Parameter quantity is ignored when closePosition=True</text:p>
      <text:p text:style-name="P27">Parameter reduceOnly=True can be sent with quantity.</text:p>
      <text:p text:style-name="P24"/>
      <text:p text:style-name="P24">Common errors:</text:p>
      <text:list xml:id="list314891457" text:style-name="L6">
        <text:list-item>
          <text:p text:style-name="P25">APIError(code=-1106): Parameter 'reduceOnly' sent when not required. </text:p>
          <text:p text:style-name="P26"><text:span text:style-name="T10">Thrown if</text:span><text:span text:style-name="T9"> reduceOnly parameter was sent.</text:span></text:p>
        </text:list-item>
      </text:list>
      <text:p text:style-name="P2"/>
      <text:p text:style-name="P2"/>
      <text:p text:style-name="P2">{</text:p>
      <text:p text:style-name="P2"><text:tab/>'orderId': 95593612689, </text:p>
      <text:p text:style-name="P2"><text:tab/>'symbol': 'BTCUSDT', </text:p>
      <text:p text:style-name="P2"><text:tab/>'status': 'NEW', </text:p>
      <text:p text:style-name="P2"><text:tab/>'clientOrderId': 'gH9aNTR9dWo40ZxUa5Vp2F', </text:p>
      <text:p text:style-name="P2"><text:tab/>'price': '0', </text:p>
      <text:p text:style-name="P2"><text:tab/>'avgPrice': '0.00000', </text:p>
      <text:p text:style-name="P2"><text:tab/>'origQty': '0', </text:p>
      <text:p text:style-name="P2"><text:tab/>'executedQty': '0',</text:p>
      <text:p text:style-name="P2"><text:tab/>'cumQty': '0',</text:p>
      <text:p text:style-name="P2"><text:tab/>'cumQuote': '0',</text:p>
      <text:p text:style-name="P2"><text:tab/>'timeInForce': 'GTC',</text:p>
      <text:p text:style-name="P2"><text:tab/>'type': 'STOP_MARKET',</text:p>
      <text:p text:style-name="P2"><text:tab/>'reduceOnly': True,</text:p>
      <text:p text:style-name="P2"><text:tab/>'closePosition': True,</text:p>
      <text:p text:style-name="P2"><text:tab/>'side': 'BUY',</text:p>
      <text:p text:style-name="P2"><text:tab/>'positionSide': 'BOTH',</text:p>
      <text:p text:style-name="P2"><text:tab/>'stopPrice': '17000',</text:p>
      <text:p text:style-name="P2"><text:tab/>'workingType': 'CONTRACT_PRICE',</text:p>
      <text:p text:style-name="P2"><text:tab/>'priceProtect': False,</text:p>
      <text:p text:style-name="P2"><text:tab/>'origType': 'STOP_MARKET',</text:p>
      <text:p text:style-name="P2"><text:tab/>'updateTime': 1669566421362</text:p>
      <text:p text:style-name="P2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7T13:02:53.410000000</meta:creation-date>
    <dc:date>2022-12-05T00:43:14.512000000</dc:date>
    <meta:editing-duration>PT13H32M39S</meta:editing-duration>
    <meta:editing-cycles>6</meta:editing-cycles>
    <meta:generator>LibreOffice/7.3.6.2$Windows_X86_64 LibreOffice_project/c28ca90fd6e1a19e189fc16c05f8f8924961e12e</meta:generator>
    <meta:document-statistic meta:table-count="0" meta:image-count="0" meta:object-count="0" meta:page-count="6" meta:paragraph-count="126" meta:word-count="342" meta:character-count="2784" meta:non-whitespace-character-count="2445"/>
  </office:meta>
</office:document-meta>
</file>